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SLCC332">
            <text:p>SLCC332</text:p>
          </table:table-cell>
          <table:table-cell office:value-type="float" office:value="14.0">
            <text:p>14.0</text:p>
          </table:table-cell>
          <table:table-cell office:value-type="float" office:value="100.05">
            <text:p>100.05</text:p>
          </table:table-cell>
          <table:table-cell office:value-type="float" office:value="7800.0">
            <text:p>7800.0</text:p>
          </table:table-cell>
          <table:table-cell office:value-type="float" office:value="48.0">
            <text:p>48.0</text:p>
          </table:table-cell>
          <table:table-cell office:value-type="string" office:value="wood fragments - conservatively interpreted as terrestrial limiting - paper very unclear">
            <text:p>wood fragments - conservatively interpreted as terrestrial limiting - paper very unclear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9.57">
            <text:p>-9.57</text:p>
          </table:table-cell>
          <table:table-cell office:value-type="float" office:value="0.74">
            <text:p>0.74</text:p>
          </table:table-cell>
          <table:table-cell office:value-type="float" office:value="0.74">
            <text:p>0.74</text:p>
          </table:table-cell>
          <table:table-cell office:value-type="string" office:value="Somboon1988,SomboonThiramongkol1992,Sinsakul1992,HortonEtal2005,MannEtal2019">
            <text:p>Somboon1988,SomboonThiramongkol1992,Sinsakul1992,HortonEtal2005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SLCC338">
            <text:p>SLCC338</text:p>
          </table:table-cell>
          <table:table-cell office:value-type="float" office:value="13.05">
            <text:p>13.05</text:p>
          </table:table-cell>
          <table:table-cell office:value-type="float" office:value="101.05">
            <text:p>101.05</text:p>
          </table:table-cell>
          <table:table-cell office:value-type="float" office:value="6305.0">
            <text:p>6305.0</text:p>
          </table:table-cell>
          <table:table-cell office:value-type="float" office:value="312.0">
            <text:p>312.0</text:p>
          </table:table-cell>
          <table:table-cell office:value-type="string" office:value="Peat referring to marsh environment">
            <text:p>Peat referring to marsh environmen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0.251">
            <text:p>-0.251</text:p>
          </table:table-cell>
          <table:table-cell office:value-type="float" office:value="0.76">
            <text:p>0.76</text:p>
          </table:table-cell>
          <table:table-cell office:value-type="float" office:value="0.76">
            <text:p>0.76</text:p>
          </table:table-cell>
          <table:table-cell office:value-type="string" office:value="SomboonThiramongkol1992,MannEtal2019">
            <text:p>SomboonThiramongkol1992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SLCC331">
            <text:p>SLCC331</text:p>
          </table:table-cell>
          <table:table-cell office:value-type="float" office:value="14.0">
            <text:p>14.0</text:p>
          </table:table-cell>
          <table:table-cell office:value-type="float" office:value="101.0">
            <text:p>101.0</text:p>
          </table:table-cell>
          <table:table-cell office:value-type="float" office:value="7300.0">
            <text:p>7300.0</text:p>
          </table:table-cell>
          <table:table-cell office:value-type="float" office:value="48.0">
            <text:p>48.0</text:p>
          </table:table-cell>
          <table:table-cell office:value-type="string" office:value="wood fragments - conservatively interpreted as terrestrial limiting - paper very unclear">
            <text:p>wood fragments - conservatively interpreted as terrestrial limiting - paper very unclear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11.6">
            <text:p>11.6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Somboon1988,SomboonThiramongkol1992,Sinsakul1992,HortonEtal2005,MannEtal2019">
            <text:p>Somboon1988,SomboonThiramongkol1992,Sinsakul1992,HortonEtal2005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SLCC330">
            <text:p>SLCC330</text:p>
          </table:table-cell>
          <table:table-cell office:value-type="float" office:value="14.0">
            <text:p>14.0</text:p>
          </table:table-cell>
          <table:table-cell office:value-type="float" office:value="100.05">
            <text:p>100.05</text:p>
          </table:table-cell>
          <table:table-cell office:value-type="float" office:value="6490.0">
            <text:p>6490.0</text:p>
          </table:table-cell>
          <table:table-cell office:value-type="float" office:value="138.0">
            <text:p>138.0</text:p>
          </table:table-cell>
          <table:table-cell office:value-type="string" office:value="wood fragments - conservatively interpreted as terrestrial limiting - paper very unclear">
            <text:p>wood fragments - conservatively interpreted as terrestrial limiting - paper very unclear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Somboon1988,SomboonThiramongkol1992,Sinsakul1992,HortonEtal2005,MannEtal2019">
            <text:p>Somboon1988,SomboonThiramongkol1992,Sinsakul1992,HortonEtal2005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SLCC339">
            <text:p>SLCC339</text:p>
          </table:table-cell>
          <table:table-cell office:value-type="float" office:value="13.86841">
            <text:p>13.86841</text:p>
          </table:table-cell>
          <table:table-cell office:value-type="float" office:value="100.80929">
            <text:p>100.80929</text:p>
          </table:table-cell>
          <table:table-cell office:value-type="float" office:value="7345.0">
            <text:p>7345.0</text:p>
          </table:table-cell>
          <table:table-cell office:value-type="float" office:value="138.0">
            <text:p>138.0</text:p>
          </table:table-cell>
          <table:table-cell office:value-type="string" office:value="Peat referring to marsh environment">
            <text:p>Peat referring to marsh environmen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7.274">
            <text:p>7.274</text:p>
          </table:table-cell>
          <table:table-cell office:value-type="float" office:value="1.05">
            <text:p>1.05</text:p>
          </table:table-cell>
          <table:table-cell office:value-type="float" office:value="1.05">
            <text:p>1.05</text:p>
          </table:table-cell>
          <table:table-cell office:value-type="string" office:value="SomboonThiramongkol1992,MannEtal2019">
            <text:p>SomboonThiramongkol1992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SLCC328">
            <text:p>SLCC328</text:p>
          </table:table-cell>
          <table:table-cell office:value-type="float" office:value="13.75">
            <text:p>13.75</text:p>
          </table:table-cell>
          <table:table-cell office:value-type="float" office:value="100.25">
            <text:p>100.25</text:p>
          </table:table-cell>
          <table:table-cell office:value-type="float" office:value="5670.0">
            <text:p>5670.0</text:p>
          </table:table-cell>
          <table:table-cell office:value-type="float" office:value="138.0">
            <text:p>138.0</text:p>
          </table:table-cell>
          <table:table-cell office:value-type="string" office:value="wood fragments - conservatively interpreted as terrestrial limiting - paper very unclear">
            <text:p>wood fragments - conservatively interpreted as terrestrial limiting - paper very unclear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Somboon1988,SomboonThiramongkol1992,Sinsakul1992,HortonEtal2005,MannEtal2019">
            <text:p>Somboon1988,SomboonThiramongkol1992,Sinsakul1992,HortonEtal2005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SLCC333">
            <text:p>SLCC333</text:p>
          </table:table-cell>
          <table:table-cell office:value-type="float" office:value="13.05">
            <text:p>13.05</text:p>
          </table:table-cell>
          <table:table-cell office:value-type="float" office:value="100.05">
            <text:p>100.05</text:p>
          </table:table-cell>
          <table:table-cell office:value-type="float" office:value="4080.0">
            <text:p>4080.0</text:p>
          </table:table-cell>
          <table:table-cell office:value-type="float" office:value="143.0">
            <text:p>143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3.7">
            <text:p>3.7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Somboon1988,SomboonThiramongkol1992,Sinsakul1992,HortonEtal2005,MannEtal2019">
            <text:p>Somboon1988,SomboonThiramongkol1992,Sinsakul1992,HortonEtal2005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SLCC327">
            <text:p>SLCC327</text:p>
          </table:table-cell>
          <table:table-cell office:value-type="float" office:value="13.91667">
            <text:p>13.91667</text:p>
          </table:table-cell>
          <table:table-cell office:value-type="float" office:value="100.05">
            <text:p>100.05</text:p>
          </table:table-cell>
          <table:table-cell office:value-type="float" office:value="6680.0">
            <text:p>6680.0</text:p>
          </table:table-cell>
          <table:table-cell office:value-type="float" office:value="143.0">
            <text:p>143.0</text:p>
          </table:table-cell>
          <table:table-cell office:value-type="string" office:value="wood fragments - conservatively interpreted as terrestrial limiting - paper very unclear">
            <text:p>wood fragments - conservatively interpreted as terrestrial limiting - paper very unclear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0.6">
            <text:p>0.6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Somboon1988,SomboonThiramongkol1992,Sinsakul1992,HortonEtal2005,MannEtal2019">
            <text:p>Somboon1988,SomboonThiramongkol1992,Sinsakul1992,HortonEtal2005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SLCC326">
            <text:p>SLCC326</text:p>
          </table:table-cell>
          <table:table-cell office:value-type="float" office:value="14.0">
            <text:p>14.0</text:p>
          </table:table-cell>
          <table:table-cell office:value-type="float" office:value="100.75">
            <text:p>100.75</text:p>
          </table:table-cell>
          <table:table-cell office:value-type="float" office:value="6830.0">
            <text:p>6830.0</text:p>
          </table:table-cell>
          <table:table-cell office:value-type="float" office:value="143.0">
            <text:p>143.0</text:p>
          </table:table-cell>
          <table:table-cell office:value-type="string" office:value="wood fragments - conservatively interpreted as terrestrial limiting - paper very unclear">
            <text:p>wood fragments - conservatively interpreted as terrestrial limiting - paper very unclear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Somboon1988,SomboonThiramongkol1992,Sinsakul1992,HortonEtal2005,MannEtal2019">
            <text:p>Somboon1988,SomboonThiramongkol1992,Sinsakul1992,HortonEtal2005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SLCC325">
            <text:p>SLCC325</text:p>
          </table:table-cell>
          <table:table-cell office:value-type="float" office:value="14.725">
            <text:p>14.725</text:p>
          </table:table-cell>
          <table:table-cell office:value-type="float" office:value="100.91667">
            <text:p>100.91667</text:p>
          </table:table-cell>
          <table:table-cell office:value-type="float" office:value="5750.0">
            <text:p>5750.0</text:p>
          </table:table-cell>
          <table:table-cell office:value-type="float" office:value="138.0">
            <text:p>138.0</text:p>
          </table:table-cell>
          <table:table-cell office:value-type="string" office:value="wood fragments - conservatively interpreted as terrestrial limiting - paper very unclear">
            <text:p>wood fragments - conservatively interpreted as terrestrial limiting - paper very unclear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Somboon1988,SomboonThiramongkol1992,MannEtal2019">
            <text:p>Somboon1988,SomboonThiramongkol1992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SLCC324">
            <text:p>SLCC324</text:p>
          </table:table-cell>
          <table:table-cell office:value-type="float" office:value="14.0">
            <text:p>14.0</text:p>
          </table:table-cell>
          <table:table-cell office:value-type="float" office:value="101.0">
            <text:p>101.0</text:p>
          </table:table-cell>
          <table:table-cell office:value-type="float" office:value="6760.0">
            <text:p>6760.0</text:p>
          </table:table-cell>
          <table:table-cell office:value-type="float" office:value="148.0">
            <text:p>148.0</text:p>
          </table:table-cell>
          <table:table-cell office:value-type="string" office:value="wood fragments - conservatively interpreted as terrestrial limiting - paper very unclear">
            <text:p>wood fragments - conservatively interpreted as terrestrial limiting - paper very unclear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1.7">
            <text:p>1.7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Somboon1988,SomboonThiramongkol1992,Sinsakul1992,HortonEtal2005,MannEtal2019">
            <text:p>Somboon1988,SomboonThiramongkol1992,Sinsakul1992,HortonEtal2005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SLCC342">
            <text:p>SLCC342</text:p>
          </table:table-cell>
          <table:table-cell office:value-type="float" office:value="14.02371">
            <text:p>14.02371</text:p>
          </table:table-cell>
          <table:table-cell office:value-type="float" office:value="100.77255">
            <text:p>100.77255</text:p>
          </table:table-cell>
          <table:table-cell office:value-type="float" office:value="7055.0">
            <text:p>7055.0</text:p>
          </table:table-cell>
          <table:table-cell office:value-type="float" office:value="227.0">
            <text:p>227.0</text:p>
          </table:table-cell>
          <table:table-cell office:value-type="string" office:value="Peat referring to marsh environment">
            <text:p>Peat referring to marsh environmen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.811">
            <text:p>-2.811</text:p>
          </table:table-cell>
          <table:table-cell office:value-type="float" office:value="0.74">
            <text:p>0.74</text:p>
          </table:table-cell>
          <table:table-cell office:value-type="float" office:value="0.74">
            <text:p>0.74</text:p>
          </table:table-cell>
          <table:table-cell office:value-type="string" office:value="SomboonThiramongkol1992,MannEtal2019">
            <text:p>SomboonThiramongkol1992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SLCC336">
            <text:p>SLCC336</text:p>
          </table:table-cell>
          <table:table-cell office:value-type="float" office:value="13.05">
            <text:p>13.05</text:p>
          </table:table-cell>
          <table:table-cell office:value-type="float" office:value="100.05">
            <text:p>100.05</text:p>
          </table:table-cell>
          <table:table-cell office:value-type="float" office:value="5010.0">
            <text:p>5010.0</text:p>
          </table:table-cell>
          <table:table-cell office:value-type="float" office:value="78.0">
            <text:p>78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Somboon1988,SomboonThiramongkol1992,Sinsakul1992,HortonEtal2005,MannEtal2019">
            <text:p>Somboon1988,SomboonThiramongkol1992,Sinsakul1992,HortonEtal2005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SLCC337">
            <text:p>SLCC337</text:p>
          </table:table-cell>
          <table:table-cell office:value-type="float" office:value="13.05">
            <text:p>13.05</text:p>
          </table:table-cell>
          <table:table-cell office:value-type="float" office:value="100.05">
            <text:p>100.05</text:p>
          </table:table-cell>
          <table:table-cell office:value-type="float" office:value="7910.0">
            <text:p>7910.0</text:p>
          </table:table-cell>
          <table:table-cell office:value-type="float" office:value="78.0">
            <text:p>78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7.0">
            <text:p>-7.0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Somboon1988,SomboonThiramongkol1992,Sinsakul1992,HortonEtal2005,MannEtal2019">
            <text:p>Somboon1988,SomboonThiramongkol1992,Sinsakul1992,HortonEtal2005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SLCC329">
            <text:p>SLCC329</text:p>
          </table:table-cell>
          <table:table-cell office:value-type="float" office:value="13.75">
            <text:p>13.75</text:p>
          </table:table-cell>
          <table:table-cell office:value-type="float" office:value="100.0">
            <text:p>100.0</text:p>
          </table:table-cell>
          <table:table-cell office:value-type="float" office:value="6560.0">
            <text:p>6560.0</text:p>
          </table:table-cell>
          <table:table-cell office:value-type="float" office:value="143.0">
            <text:p>143.0</text:p>
          </table:table-cell>
          <table:table-cell office:value-type="string" office:value="wood fragments - conservatively interpreted as terrestrial limiting - paper very unclear">
            <text:p>wood fragments - conservatively interpreted as terrestrial limiting - paper very unclear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3.5">
            <text:p>3.5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Somboon1988,SomboonThiramongkol1992,Sinsakul1992,HortonEtal2005,MannEtal2019">
            <text:p>Somboon1988,SomboonThiramongkol1992,Sinsakul1992,HortonEtal2005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SLCC335">
            <text:p>SLCC335</text:p>
          </table:table-cell>
          <table:table-cell office:value-type="float" office:value="13.05">
            <text:p>13.05</text:p>
          </table:table-cell>
          <table:table-cell office:value-type="float" office:value="100.05">
            <text:p>100.05</text:p>
          </table:table-cell>
          <table:table-cell office:value-type="float" office:value="6010.0">
            <text:p>6010.0</text:p>
          </table:table-cell>
          <table:table-cell office:value-type="float" office:value="78.0">
            <text:p>78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Somboon1988,SomboonThiramongkol1992,Sinsakul1992,HortonEtal2005,MannEtal2019">
            <text:p>Somboon1988,SomboonThiramongkol1992,Sinsakul1992,HortonEtal2005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SLCC351">
            <text:p>SLCC351</text:p>
          </table:table-cell>
          <table:table-cell office:value-type="float" office:value="14.03333">
            <text:p>14.03333</text:p>
          </table:table-cell>
          <table:table-cell office:value-type="float" office:value="100.0">
            <text:p>100.0</text:p>
          </table:table-cell>
          <table:table-cell office:value-type="float" office:value="7095.0">
            <text:p>7095.0</text:p>
          </table:table-cell>
          <table:table-cell office:value-type="float" office:value="260.0">
            <text:p>260.0</text:p>
          </table:table-cell>
          <table:table-cell office:value-type="string" office:value="Peat referring to marsh environment">
            <text:p>Peat referring to marsh environmen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.32">
            <text:p>-1.32</text:p>
          </table:table-cell>
          <table:table-cell office:value-type="float" office:value="0.74">
            <text:p>0.74</text:p>
          </table:table-cell>
          <table:table-cell office:value-type="float" office:value="0.74">
            <text:p>0.74</text:p>
          </table:table-cell>
          <table:table-cell office:value-type="string" office:value="SomboonThiramongkol1992,HortonEtal2005,MannEtal2019">
            <text:p>SomboonThiramongkol1992,HortonEtal2005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Beta-115341">
            <text:p>Beta-115341</text:p>
          </table:table-cell>
          <table:table-cell office:value-type="float" office:value="13.558">
            <text:p>13.558</text:p>
          </table:table-cell>
          <table:table-cell office:value-type="float" office:value="100.65">
            <text:p>100.65</text:p>
          </table:table-cell>
          <table:table-cell office:value-type="float" office:value="43870.0">
            <text:p>43870.0</text:p>
          </table:table-cell>
          <table:table-cell office:value-type="float" office:value="1550.0">
            <text:p>1550.0</text:p>
          </table:table-cell>
          <table:table-cell office:value-type="string" office:value="Chlamys nobilis">
            <text:p>Chlamys nobilis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14.8">
            <text:p>-14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TanabeEtal2003,MannEtal2019">
            <text:p>TanabeEtal2003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SLCC343">
            <text:p>SLCC343</text:p>
          </table:table-cell>
          <table:table-cell office:value-type="float" office:value="14.03333">
            <text:p>14.03333</text:p>
          </table:table-cell>
          <table:table-cell office:value-type="float" office:value="101.0">
            <text:p>101.0</text:p>
          </table:table-cell>
          <table:table-cell office:value-type="float" office:value="7225.0">
            <text:p>7225.0</text:p>
          </table:table-cell>
          <table:table-cell office:value-type="float" office:value="204.0">
            <text:p>204.0</text:p>
          </table:table-cell>
          <table:table-cell office:value-type="string" office:value="Peat referring to marsh environment">
            <text:p>Peat referring to marsh environmen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.226">
            <text:p>-3.226</text:p>
          </table:table-cell>
          <table:table-cell office:value-type="float" office:value="0.74">
            <text:p>0.74</text:p>
          </table:table-cell>
          <table:table-cell office:value-type="float" office:value="0.74">
            <text:p>0.74</text:p>
          </table:table-cell>
          <table:table-cell office:value-type="string" office:value="SomboonThiramongkol1992,HortonEtal2005,MannEtal2019">
            <text:p>SomboonThiramongkol1992,HortonEtal2005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SLCC344">
            <text:p>SLCC344</text:p>
          </table:table-cell>
          <table:table-cell office:value-type="float" office:value="14.03333">
            <text:p>14.03333</text:p>
          </table:table-cell>
          <table:table-cell office:value-type="float" office:value="101.0">
            <text:p>101.0</text:p>
          </table:table-cell>
          <table:table-cell office:value-type="float" office:value="7665.0">
            <text:p>7665.0</text:p>
          </table:table-cell>
          <table:table-cell office:value-type="float" office:value="219.0">
            <text:p>219.0</text:p>
          </table:table-cell>
          <table:table-cell office:value-type="string" office:value="Peat referring to marsh environment">
            <text:p>Peat referring to marsh environmen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.376">
            <text:p>-3.376</text:p>
          </table:table-cell>
          <table:table-cell office:value-type="float" office:value="0.74">
            <text:p>0.74</text:p>
          </table:table-cell>
          <table:table-cell office:value-type="float" office:value="0.74">
            <text:p>0.74</text:p>
          </table:table-cell>
          <table:table-cell office:value-type="string" office:value="SomboonThiramongkol1992,HortonEtal2005,MannEtal2019">
            <text:p>SomboonThiramongkol1992,HortonEtal2005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SLCC345">
            <text:p>SLCC345</text:p>
          </table:table-cell>
          <table:table-cell office:value-type="float" office:value="14.33826">
            <text:p>14.33826</text:p>
          </table:table-cell>
          <table:table-cell office:value-type="float" office:value="100.95968">
            <text:p>100.95968</text:p>
          </table:table-cell>
          <table:table-cell office:value-type="float" office:value="6545.0">
            <text:p>6545.0</text:p>
          </table:table-cell>
          <table:table-cell office:value-type="float" office:value="461.0">
            <text:p>461.0</text:p>
          </table:table-cell>
          <table:table-cell office:value-type="string" office:value="Peat referring to marsh environment">
            <text:p>Peat referring to marsh environmen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0.126">
            <text:p>-0.126</text:p>
          </table:table-cell>
          <table:table-cell office:value-type="float" office:value="0.74">
            <text:p>0.74</text:p>
          </table:table-cell>
          <table:table-cell office:value-type="float" office:value="0.74">
            <text:p>0.74</text:p>
          </table:table-cell>
          <table:table-cell office:value-type="string" office:value="SomboonThiramongkol1992,MannEtal2019">
            <text:p>SomboonThiramongkol1992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SLCC346">
            <text:p>SLCC346</text:p>
          </table:table-cell>
          <table:table-cell office:value-type="float" office:value="14.33826">
            <text:p>14.33826</text:p>
          </table:table-cell>
          <table:table-cell office:value-type="float" office:value="100.95968">
            <text:p>100.95968</text:p>
          </table:table-cell>
          <table:table-cell office:value-type="float" office:value="6835.0">
            <text:p>6835.0</text:p>
          </table:table-cell>
          <table:table-cell office:value-type="float" office:value="294.0">
            <text:p>294.0</text:p>
          </table:table-cell>
          <table:table-cell office:value-type="string" office:value="Peat referring to marsh environment">
            <text:p>Peat referring to marsh environmen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0.649">
            <text:p>0.649</text:p>
          </table:table-cell>
          <table:table-cell office:value-type="float" office:value="0.74">
            <text:p>0.74</text:p>
          </table:table-cell>
          <table:table-cell office:value-type="float" office:value="0.74">
            <text:p>0.74</text:p>
          </table:table-cell>
          <table:table-cell office:value-type="string" office:value="SomboonThiramongkol1992,MannEtal2019">
            <text:p>SomboonThiramongkol1992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SLCC347">
            <text:p>SLCC347</text:p>
          </table:table-cell>
          <table:table-cell office:value-type="float" office:value="14.33826">
            <text:p>14.33826</text:p>
          </table:table-cell>
          <table:table-cell office:value-type="float" office:value="100.95968">
            <text:p>100.95968</text:p>
          </table:table-cell>
          <table:table-cell office:value-type="float" office:value="6725.0">
            <text:p>6725.0</text:p>
          </table:table-cell>
          <table:table-cell office:value-type="float" office:value="312.0">
            <text:p>312.0</text:p>
          </table:table-cell>
          <table:table-cell office:value-type="string" office:value="Peat referring to marsh environment">
            <text:p>Peat referring to marsh environmen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0.826">
            <text:p>-0.826</text:p>
          </table:table-cell>
          <table:table-cell office:value-type="float" office:value="0.74">
            <text:p>0.74</text:p>
          </table:table-cell>
          <table:table-cell office:value-type="float" office:value="0.74">
            <text:p>0.74</text:p>
          </table:table-cell>
          <table:table-cell office:value-type="string" office:value="SomboonThiramongkol1992,MannEtal2019">
            <text:p>SomboonThiramongkol1992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SLCC348">
            <text:p>SLCC348</text:p>
          </table:table-cell>
          <table:table-cell office:value-type="float" office:value="14.33826">
            <text:p>14.33826</text:p>
          </table:table-cell>
          <table:table-cell office:value-type="float" office:value="100.95968">
            <text:p>100.95968</text:p>
          </table:table-cell>
          <table:table-cell office:value-type="float" office:value="5855.0">
            <text:p>5855.0</text:p>
          </table:table-cell>
          <table:table-cell office:value-type="float" office:value="490.0">
            <text:p>490.0</text:p>
          </table:table-cell>
          <table:table-cell office:value-type="string" office:value="Peat referring to marsh environment">
            <text:p>Peat referring to marsh environmen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.376">
            <text:p>-1.376</text:p>
          </table:table-cell>
          <table:table-cell office:value-type="float" office:value="0.74">
            <text:p>0.74</text:p>
          </table:table-cell>
          <table:table-cell office:value-type="float" office:value="0.74">
            <text:p>0.74</text:p>
          </table:table-cell>
          <table:table-cell office:value-type="string" office:value="SomboonThiramongkol1992,MannEtal2019">
            <text:p>SomboonThiramongkol1992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SLCC349">
            <text:p>SLCC349</text:p>
          </table:table-cell>
          <table:table-cell office:value-type="float" office:value="14.33826">
            <text:p>14.33826</text:p>
          </table:table-cell>
          <table:table-cell office:value-type="float" office:value="100.95968">
            <text:p>100.95968</text:p>
          </table:table-cell>
          <table:table-cell office:value-type="float" office:value="7025.0">
            <text:p>7025.0</text:p>
          </table:table-cell>
          <table:table-cell office:value-type="float" office:value="330.0">
            <text:p>330.0</text:p>
          </table:table-cell>
          <table:table-cell office:value-type="string" office:value="Peat referring to marsh environment">
            <text:p>Peat referring to marsh environmen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.326">
            <text:p>-1.326</text:p>
          </table:table-cell>
          <table:table-cell office:value-type="float" office:value="0.74">
            <text:p>0.74</text:p>
          </table:table-cell>
          <table:table-cell office:value-type="float" office:value="0.74">
            <text:p>0.74</text:p>
          </table:table-cell>
          <table:table-cell office:value-type="string" office:value="SomboonThiramongkol1992,MannEtal2019">
            <text:p>SomboonThiramongkol1992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SLCC334">
            <text:p>SLCC334</text:p>
          </table:table-cell>
          <table:table-cell office:value-type="float" office:value="13.05">
            <text:p>13.05</text:p>
          </table:table-cell>
          <table:table-cell office:value-type="float" office:value="100.05">
            <text:p>100.05</text:p>
          </table:table-cell>
          <table:table-cell office:value-type="float" office:value="2660.0">
            <text:p>2660.0</text:p>
          </table:table-cell>
          <table:table-cell office:value-type="float" office:value="130.0">
            <text:p>13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2.5">
            <text:p>2.5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Somboon1988,SomboonThiramongkol1992,Sinsakul1992,HortonEtal2005,MannEtal2019">
            <text:p>Somboon1988,SomboonThiramongkol1992,Sinsakul1992,HortonEtal2005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SLCC352">
            <text:p>SLCC352</text:p>
          </table:table-cell>
          <table:table-cell office:value-type="float" office:value="14.03333">
            <text:p>14.03333</text:p>
          </table:table-cell>
          <table:table-cell office:value-type="float" office:value="100.0">
            <text:p>100.0</text:p>
          </table:table-cell>
          <table:table-cell office:value-type="float" office:value="7335.0">
            <text:p>7335.0</text:p>
          </table:table-cell>
          <table:table-cell office:value-type="float" office:value="227.0">
            <text:p>227.0</text:p>
          </table:table-cell>
          <table:table-cell office:value-type="string" office:value="Peat referring to marsh environment">
            <text:p>Peat referring to marsh environmen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0.795">
            <text:p>-0.795</text:p>
          </table:table-cell>
          <table:table-cell office:value-type="float" office:value="0.74">
            <text:p>0.74</text:p>
          </table:table-cell>
          <table:table-cell office:value-type="float" office:value="0.74">
            <text:p>0.74</text:p>
          </table:table-cell>
          <table:table-cell office:value-type="string" office:value="SomboonThiramongkol1992,HortonEtal2005,MannEtal2019">
            <text:p>SomboonThiramongkol1992,HortonEtal2005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Beta-130679">
            <text:p>Beta-130679</text:p>
          </table:table-cell>
          <table:table-cell office:value-type="float" office:value="13.57">
            <text:p>13.57</text:p>
          </table:table-cell>
          <table:table-cell office:value-type="float" office:value="100.587">
            <text:p>100.587</text:p>
          </table:table-cell>
          <table:table-cell office:value-type="float" office:value="44740.0">
            <text:p>44740.0</text:p>
          </table:table-cell>
          <table:table-cell office:value-type="float" office:value="1000.0">
            <text:p>1000.0</text:p>
          </table:table-cell>
          <table:table-cell office:value-type="string" office:value="Crassostrea sp.">
            <text:p>Crassostrea sp.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12.93">
            <text:p>-12.9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TanabeEtal2003,MannEtal2019">
            <text:p>TanabeEtal2003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SLCC353">
            <text:p>SLCC353</text:p>
          </table:table-cell>
          <table:table-cell office:value-type="float" office:value="14.03333">
            <text:p>14.03333</text:p>
          </table:table-cell>
          <table:table-cell office:value-type="float" office:value="100.0">
            <text:p>100.0</text:p>
          </table:table-cell>
          <table:table-cell office:value-type="float" office:value="7635.0">
            <text:p>7635.0</text:p>
          </table:table-cell>
          <table:table-cell office:value-type="float" office:value="235.0">
            <text:p>235.0</text:p>
          </table:table-cell>
          <table:table-cell office:value-type="string" office:value="Peat referring to marsh environment">
            <text:p>Peat referring to marsh environmen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5.805">
            <text:p>5.805</text:p>
          </table:table-cell>
          <table:table-cell office:value-type="float" office:value="0.74">
            <text:p>0.74</text:p>
          </table:table-cell>
          <table:table-cell office:value-type="float" office:value="0.74">
            <text:p>0.74</text:p>
          </table:table-cell>
          <table:table-cell office:value-type="string" office:value="SomboonThiramongkol1992,HortonEtal2005,MannEtal2019">
            <text:p>SomboonThiramongkol1992,HortonEtal2005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SLCC359">
            <text:p>SLCC359</text:p>
          </table:table-cell>
          <table:table-cell office:value-type="float" office:value="14.0">
            <text:p>14.0</text:p>
          </table:table-cell>
          <table:table-cell office:value-type="float" office:value="100.0">
            <text:p>100.0</text:p>
          </table:table-cell>
          <table:table-cell office:value-type="float" office:value="7345.0">
            <text:p>7345.0</text:p>
          </table:table-cell>
          <table:table-cell office:value-type="float" office:value="227.0">
            <text:p>227.0</text:p>
          </table:table-cell>
          <table:table-cell office:value-type="string" office:value="Peat referring to marsh environment">
            <text:p>Peat referring to marsh environmen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0.58">
            <text:p>0.58</text:p>
          </table:table-cell>
          <table:table-cell office:value-type="float" office:value="0.74">
            <text:p>0.74</text:p>
          </table:table-cell>
          <table:table-cell office:value-type="float" office:value="0.74">
            <text:p>0.74</text:p>
          </table:table-cell>
          <table:table-cell office:value-type="string" office:value="SomboonThiramongkol1992,HortonEtal2005,MannEtal2019">
            <text:p>SomboonThiramongkol1992,HortonEtal2005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SLCC360">
            <text:p>SLCC360</text:p>
          </table:table-cell>
          <table:table-cell office:value-type="float" office:value="13.77984">
            <text:p>13.77984</text:p>
          </table:table-cell>
          <table:table-cell office:value-type="float" office:value="100.28355">
            <text:p>100.28355</text:p>
          </table:table-cell>
          <table:table-cell office:value-type="float" office:value="7425.0">
            <text:p>7425.0</text:p>
          </table:table-cell>
          <table:table-cell office:value-type="float" office:value="211.0">
            <text:p>211.0</text:p>
          </table:table-cell>
          <table:table-cell office:value-type="string" office:value="Peat referring to marsh environment">
            <text:p>Peat referring to marsh environmen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.22">
            <text:p>-3.22</text:p>
          </table:table-cell>
          <table:table-cell office:value-type="float" office:value="0.74">
            <text:p>0.74</text:p>
          </table:table-cell>
          <table:table-cell office:value-type="float" office:value="0.74">
            <text:p>0.74</text:p>
          </table:table-cell>
          <table:table-cell office:value-type="string" office:value="SomboonThiramongkol1992,MannEtal2019">
            <text:p>SomboonThiramongkol1992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SLCC361">
            <text:p>SLCC361</text:p>
          </table:table-cell>
          <table:table-cell office:value-type="float" office:value="13.05">
            <text:p>13.05</text:p>
          </table:table-cell>
          <table:table-cell office:value-type="float" office:value="100.0">
            <text:p>100.0</text:p>
          </table:table-cell>
          <table:table-cell office:value-type="float" office:value="6665.0">
            <text:p>6665.0</text:p>
          </table:table-cell>
          <table:table-cell office:value-type="float" office:value="235.0">
            <text:p>235.0</text:p>
          </table:table-cell>
          <table:table-cell office:value-type="string" office:value="Peat referring to marsh environment">
            <text:p>Peat referring to marsh environmen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0.164">
            <text:p>0.164</text:p>
          </table:table-cell>
          <table:table-cell office:value-type="float" office:value="0.74">
            <text:p>0.74</text:p>
          </table:table-cell>
          <table:table-cell office:value-type="float" office:value="0.74">
            <text:p>0.74</text:p>
          </table:table-cell>
          <table:table-cell office:value-type="string" office:value="SomboonThiramongkol1992,HortonEtal2005,MannEtal2019">
            <text:p>SomboonThiramongkol1992,HortonEtal2005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SLCC340">
            <text:p>SLCC340</text:p>
          </table:table-cell>
          <table:table-cell office:value-type="float" office:value="13.91667">
            <text:p>13.91667</text:p>
          </table:table-cell>
          <table:table-cell office:value-type="float" office:value="101.05">
            <text:p>101.05</text:p>
          </table:table-cell>
          <table:table-cell office:value-type="float" office:value="7605.0">
            <text:p>7605.0</text:p>
          </table:table-cell>
          <table:table-cell office:value-type="float" office:value="219.0">
            <text:p>219.0</text:p>
          </table:table-cell>
          <table:table-cell office:value-type="string" office:value="Peat referring to marsh environment">
            <text:p>Peat referring to marsh environmen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5.774">
            <text:p>5.774</text:p>
          </table:table-cell>
          <table:table-cell office:value-type="float" office:value="0.74">
            <text:p>0.74</text:p>
          </table:table-cell>
          <table:table-cell office:value-type="float" office:value="0.74">
            <text:p>0.74</text:p>
          </table:table-cell>
          <table:table-cell office:value-type="string" office:value="SomboonThiramongkol1992,HortonEtal2005,MannEtal2019">
            <text:p>SomboonThiramongkol1992,HortonEtal2005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SLCC341">
            <text:p>SLCC341</text:p>
          </table:table-cell>
          <table:table-cell office:value-type="float" office:value="13.91667">
            <text:p>13.91667</text:p>
          </table:table-cell>
          <table:table-cell office:value-type="float" office:value="101.58333">
            <text:p>101.58333</text:p>
          </table:table-cell>
          <table:table-cell office:value-type="float" office:value="6045.0">
            <text:p>6045.0</text:p>
          </table:table-cell>
          <table:table-cell office:value-type="float" office:value="348.0">
            <text:p>348.0</text:p>
          </table:table-cell>
          <table:table-cell office:value-type="string" office:value="Peat referring to marsh environment">
            <text:p>Peat referring to marsh environmen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7.124">
            <text:p>7.124</text:p>
          </table:table-cell>
          <table:table-cell office:value-type="float" office:value="0.74">
            <text:p>0.74</text:p>
          </table:table-cell>
          <table:table-cell office:value-type="float" office:value="0.74">
            <text:p>0.74</text:p>
          </table:table-cell>
          <table:table-cell office:value-type="string" office:value="SomboonThiramongkol1992,HortonEtal2005,MannEtal2019">
            <text:p>SomboonThiramongkol1992,HortonEtal2005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SLCC356">
            <text:p>SLCC356</text:p>
          </table:table-cell>
          <table:table-cell office:value-type="float" office:value="14.41667">
            <text:p>14.41667</text:p>
          </table:table-cell>
          <table:table-cell office:value-type="float" office:value="100.05">
            <text:p>100.05</text:p>
          </table:table-cell>
          <table:table-cell office:value-type="float" office:value="5865.0">
            <text:p>5865.0</text:p>
          </table:table-cell>
          <table:table-cell office:value-type="float" office:value="339.0">
            <text:p>339.0</text:p>
          </table:table-cell>
          <table:table-cell office:value-type="string" office:value="Peat referring to marsh environment">
            <text:p>Peat referring to marsh environmen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2.23">
            <text:p>2.23</text:p>
          </table:table-cell>
          <table:table-cell office:value-type="float" office:value="0.74">
            <text:p>0.74</text:p>
          </table:table-cell>
          <table:table-cell office:value-type="float" office:value="0.74">
            <text:p>0.74</text:p>
          </table:table-cell>
          <table:table-cell office:value-type="string" office:value="SomboonThiramongkol1992,HortonEtal2005,MannEtal2019">
            <text:p>SomboonThiramongkol1992,HortonEtal2005,MannEtal2019</text:p>
          </table:table-cell>
        </table:table-row>
        <table:table-row>
          <table:table-cell office:value-type="string" office:value="Chao_Phraya">
            <text:p>Chao_Phraya</text:p>
          </table:table-cell>
          <table:table-cell office:value-type="string" office:value="radiocarbon">
            <text:p>radiocarbon</text:p>
          </table:table-cell>
          <table:table-cell office:value-type="string" office:value="Beta-130680">
            <text:p>Beta-130680</text:p>
          </table:table-cell>
          <table:table-cell office:value-type="float" office:value="13.57">
            <text:p>13.57</text:p>
          </table:table-cell>
          <table:table-cell office:value-type="float" office:value="100.587">
            <text:p>100.587</text:p>
          </table:table-cell>
          <table:table-cell office:value-type="float" office:value="36290.0">
            <text:p>36290.0</text:p>
          </table:table-cell>
          <table:table-cell office:value-type="float" office:value="710.0">
            <text:p>710.0</text:p>
          </table:table-cell>
          <table:table-cell office:value-type="string" office:value="Crassostrea sp.">
            <text:p>Crassostrea sp.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13.36">
            <text:p>-13.3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TanabeEtal2003,MannEtal2019">
            <text:p>TanabeEtal2003,MannEtal20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